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Nimbus Roman No9 L" svg:font-family="'Nimbus Roman No9 L', 'Times New Roman'"/>
    <style:font-face style:name="OpenSymbol" svg:font-family="OpenSymbol, 'Arial Unicode MS'"/>
    <style:font-face style:name="Symbol" svg:font-family="Symbol"/>
    <style:font-face style:name="FreeSans1" svg:font-family="FreeSans" style:font-family-generic="swiss"/>
    <style:font-face style:name="Abyssinica SIL" svg:font-family="'Abyssinica SIL'" style:font-pitch="variable"/>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WW8Num7">
      <style:paragraph-properties fo:line-height="100%" fo:text-align="justify" style:justify-single-word="false"/>
    </style:style>
    <style:style style:name="P2" style:family="paragraph" style:parent-style-name="Standard" style:list-style-name="WW8Num7">
      <style:paragraph-properties fo:text-align="justify" style:justify-single-word="false"/>
    </style:style>
    <style:style style:name="P3" style:family="paragraph" style:parent-style-name="Standard">
      <style:paragraph-properties fo:text-align="justify" style:justify-single-word="false"/>
      <style:text-properties style:font-name="Abyssinica SIL" fo:font-size="14pt" style:font-size-asian="14pt" style:font-size-complex="14pt"/>
    </style:style>
    <style:style style:name="P4" style:family="paragraph" style:parent-style-name="Standard" style:list-style-name="WW8Num6">
      <style:paragraph-properties fo:text-align="justify" style:justify-single-word="false"/>
      <style:text-properties style:font-name="Abyssinica SIL" fo:font-size="14pt" style:font-size-asian="14pt" style:font-size-complex="14pt"/>
    </style:style>
    <style:style style:name="P5" style:family="paragraph" style:parent-style-name="Standard" style:list-style-name="WW8Num1">
      <style:paragraph-properties fo:text-align="justify" style:justify-single-word="false"/>
      <style:text-properties style:font-name="Abyssinica SIL" fo:font-size="14pt" style:font-size-asian="14pt" style:font-size-complex="14pt"/>
    </style:style>
    <style:style style:name="P6" style:family="paragraph" style:parent-style-name="Standard" style:list-style-name="WW8Num3">
      <style:paragraph-properties fo:text-align="justify" style:justify-single-word="false"/>
      <style:text-properties style:font-name="Abyssinica SIL" fo:font-size="14pt" style:font-size-asian="14pt" style:font-size-complex="14pt"/>
    </style:style>
    <style:style style:name="P7" style:family="paragraph" style:parent-style-name="Standard" style:list-style-name="WW8Num4">
      <style:paragraph-properties fo:text-align="justify" style:justify-single-word="false"/>
      <style:text-properties style:font-name="Abyssinica SIL" fo:font-size="14pt" style:font-size-asian="14pt" style:font-size-complex="14pt"/>
    </style:style>
    <style:style style:name="P8" style:family="paragraph" style:parent-style-name="Standard" style:list-style-name="WW8Num5">
      <style:paragraph-properties fo:text-align="justify" style:justify-single-word="false"/>
      <style:text-properties style:font-name="Abyssinica SIL" fo:font-size="14pt" style:font-size-asian="14pt" style:font-size-complex="14pt"/>
    </style:style>
    <style:style style:name="P9" style:family="paragraph" style:parent-style-name="Standard">
      <style:paragraph-properties fo:line-height="100%" fo:text-align="justify" style:justify-single-word="false"/>
      <style:text-properties style:font-name="Abyssinica SIL" fo:font-size="14pt" style:font-size-asian="14pt" style:font-name-complex="Liberation Serif1" style:font-size-complex="14pt"/>
    </style:style>
    <style:style style:name="P10" style:family="paragraph" style:parent-style-name="Standard" style:list-style-name="WW8Num7">
      <style:paragraph-properties fo:line-height="100%" fo:text-align="justify" style:justify-single-word="false"/>
      <style:text-properties style:font-name="Abyssinica SIL" fo:font-size="14pt" style:font-size-asian="14pt" style:font-name-complex="Liberation Serif1" style:font-size-complex="14pt"/>
    </style:style>
    <style:style style:name="P11" style:family="paragraph" style:parent-style-name="Standard" style:list-style-name="WW8Num3">
      <style:paragraph-properties fo:line-height="100%" fo:text-align="justify" style:justify-single-word="false"/>
      <style:text-properties style:font-name="Abyssinica SIL" fo:font-size="14pt" style:font-size-asian="14pt" style:font-name-complex="Liberation Serif1" style:font-size-complex="14pt"/>
    </style:style>
    <style:style style:name="P12" style:family="paragraph" style:parent-style-name="Standard">
      <style:paragraph-properties fo:text-align="justify" style:justify-single-word="false"/>
      <style:text-properties style:font-name="Abyssinica SIL" fo:font-size="14pt" style:font-size-asian="14pt" style:font-name-complex="Liberation Serif1" style:font-size-complex="14pt"/>
    </style:style>
    <style:style style:name="P13" style:family="paragraph" style:parent-style-name="Standard">
      <style:paragraph-properties fo:text-align="justify" style:justify-single-word="false"/>
      <style:text-properties style:font-name="Abyssinica SIL" fo:font-size="14pt" fo:font-weight="normal" style:font-size-asian="14pt" style:font-weight-asian="normal" style:font-name-complex="Liberation Serif1" style:font-size-complex="14pt" style:font-weight-complex="normal"/>
    </style:style>
    <style:style style:name="P14" style:family="paragraph" style:parent-style-name="Standard" style:list-style-name="WW8Num7">
      <style:paragraph-properties fo:text-align="justify" style:justify-single-word="false"/>
      <style:text-properties style:font-name="Abyssinica SIL" fo:font-size="14pt" fo:font-weight="normal" style:font-size-asian="14pt" style:font-weight-asian="normal" style:font-name-complex="Liberation Serif1" style:font-size-complex="14pt" style:font-weight-complex="normal"/>
    </style:style>
    <style:style style:name="P15" style:family="paragraph" style:parent-style-name="Standard">
      <style:paragraph-properties fo:text-align="justify" style:justify-single-word="false"/>
      <style:text-properties style:font-name="Abyssinica SIL" fo:font-size="14pt" fo:font-weight="normal"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style:font-name="Abyssinica SIL" fo:font-size="14pt" fo:font-weight="bold" style:font-size-asian="14pt" style:font-weight-asian="bold" style:font-size-complex="14pt" style:font-weight-complex="bold"/>
    </style:style>
    <style:style style:name="P17" style:family="paragraph" style:parent-style-name="Standard" style:list-style-name="">
      <style:paragraph-properties fo:margin-left="1.376cm" fo:margin-right="0cm" fo:text-align="justify" style:justify-single-word="false" fo:text-indent="0cm" style:auto-text-indent="false"/>
      <style:text-properties style:font-name="Abyssinica SIL" fo:font-size="14pt" style:font-size-asian="14pt" style:font-size-complex="14pt"/>
    </style:style>
    <style:style style:name="P18" style:family="paragraph" style:parent-style-name="Standard" style:list-style-name="WW8Num2">
      <style:paragraph-properties fo:margin-left="1.247cm" fo:margin-right="0cm" fo:text-align="justify" style:justify-single-word="false" fo:text-indent="-0.499cm" style:auto-text-indent="false">
        <style:tab-stops>
          <style:tab-stop style:position="1.247cm"/>
        </style:tab-stops>
      </style:paragraph-properties>
      <style:text-properties style:font-name="Abyssinica SIL" fo:font-size="14pt" fo:font-weight="normal" style:font-size-asian="14pt" style:font-weight-asian="normal" style:font-name-complex="Liberation Serif1" style:font-size-complex="14pt" style:font-weight-complex="normal"/>
    </style:style>
    <style:style style:name="P19" style:family="paragraph" style:parent-style-name="Standard" style:list-style-name="">
      <style:paragraph-properties fo:margin-left="2.018cm" fo:margin-right="0cm" fo:text-align="justify" style:justify-single-word="false" fo:text-indent="0cm" style:auto-text-indent="false">
        <style:tab-stops>
          <style:tab-stop style:position="1.247cm"/>
        </style:tab-stops>
      </style:paragraph-properties>
      <style:text-properties style:font-name="Abyssinica SIL" fo:font-size="14pt" style:font-size-asian="14pt" style:font-size-complex="14pt"/>
    </style:style>
    <style:style style:name="P20" style:family="paragraph" style:parent-style-name="Standard" style:list-style-name="">
      <style:paragraph-properties fo:margin-left="2.018cm" fo:margin-right="0cm" fo:text-align="justify" style:justify-single-word="false" fo:text-indent="0cm" style:auto-text-indent="false">
        <style:tab-stops>
          <style:tab-stop style:position="1.247cm"/>
        </style:tab-stops>
      </style:paragraph-properties>
      <style:text-properties style:font-name="Abyssinica SIL" fo:font-size="14pt" fo:font-weight="normal" style:font-size-asian="14pt" style:font-weight-asian="normal" style:font-name-complex="Liberation Serif1" style:font-size-complex="14pt" style:font-weight-complex="normal"/>
    </style:style>
    <style:style style:name="P21" style:family="paragraph" style:parent-style-name="Standard" style:list-style-name="">
      <style:paragraph-properties fo:margin-left="1.247cm" fo:margin-right="0cm" fo:text-align="justify" style:justify-single-word="false" fo:text-indent="0cm" style:auto-text-indent="false"/>
      <style:text-properties style:font-name="Abyssinica SIL" fo:font-size="14pt" fo:font-weight="normal" style:font-size-asian="14pt" style:font-weight-asian="normal" style:font-name-complex="Liberation Serif1" style:font-size-complex="14pt" style:font-weight-complex="normal"/>
    </style:style>
    <style:style style:name="P22" style:family="paragraph" style:parent-style-name="Standard" style:list-style-name="">
      <style:paragraph-properties fo:margin-left="1.27cm" fo:margin-right="0cm" fo:line-height="100%" fo:text-align="justify" style:justify-single-word="false" fo:text-indent="0cm" style:auto-text-indent="false"/>
      <style:text-properties style:font-name="Abyssinica SIL" fo:font-size="14pt" style:font-size-asian="14pt" style:font-size-complex="14pt"/>
    </style:style>
    <style:style style:name="P23" style:family="paragraph" style:parent-style-name="Standard" style:list-style-name="">
      <style:paragraph-properties fo:margin-left="1.27cm" fo:margin-right="0cm" fo:text-align="justify" style:justify-single-word="false" fo:text-indent="0cm" style:auto-text-indent="false"/>
      <style:text-properties style:font-name="Abyssinica SIL" fo:font-size="14pt" style:font-size-asian="14pt" style:font-size-complex="14pt"/>
    </style:style>
    <style:style style:name="P24" style:family="paragraph" style:parent-style-name="Standard" style:list-style-name="">
      <style:paragraph-properties fo:margin-left="1.27cm" fo:margin-right="0cm" fo:line-height="100%" fo:text-align="justify" style:justify-single-word="false" fo:text-indent="0cm" style:auto-text-indent="false"/>
      <style:text-properties style:font-name="Abyssinica SIL" fo:font-size="14pt" style:font-size-asian="14pt" style:font-name-complex="Liberation Serif1" style:font-size-complex="14pt"/>
    </style:style>
    <style:style style:name="P25" style:family="paragraph" style:parent-style-name="Standard" style:list-style-name="">
      <style:paragraph-properties fo:margin-left="1.27cm" fo:margin-right="0cm" fo:text-align="justify" style:justify-single-word="false" fo:text-indent="0cm" style:auto-text-indent="false"/>
      <style:text-properties style:font-name="Abyssinica SIL" fo:font-size="14pt" fo:font-weight="normal" style:font-size-asian="14pt" style:font-weight-asian="normal" style:font-name-complex="Liberation Serif1" style:font-size-complex="14pt" style:font-weight-complex="normal"/>
    </style:style>
    <style:style style:name="P26" style:family="paragraph" style:parent-style-name="Standard">
      <style:paragraph-properties fo:margin-top="0.494cm" fo:margin-bottom="0.247cm" loext:contextual-spacing="false" fo:text-align="justify" style:justify-single-word="false" style:writing-mode="lr-tb"/>
      <style:text-properties fo:color="#000000" style:font-name="Abyssinica SIL" fo:font-size="14pt" fo:font-weight="normal" style:font-size-asian="14pt" style:font-weight-asian="normal" style:font-name-complex="Nimbus Roman No9 L" style:font-size-complex="14pt" fo:background-color="#ffffff"/>
    </style:style>
    <style:style style:name="P27" style:family="paragraph" style:parent-style-name="Standard" style:master-page-name="Standard">
      <style:paragraph-properties fo:text-align="center" style:justify-single-word="false" style:page-number="auto"/>
      <style:text-properties style:font-name="Abyssinica SIL" fo:font-size="14pt" fo:font-weight="bold" style:font-size-asian="14pt" style:font-weight-asian="bold" style:font-size-complex="14pt" style:font-weight-complex="bold"/>
    </style:style>
    <style:style style:name="P28" style:family="paragraph" style:parent-style-name="Text_20_body" style:list-style-name="WW8Num2">
      <style:paragraph-properties fo:margin-left="1.247cm" fo:margin-right="0cm" fo:text-align="justify" style:justify-single-word="false" fo:text-indent="-0.499cm" style:auto-text-indent="false">
        <style:tab-stops>
          <style:tab-stop style:position="1.247cm"/>
        </style:tab-stops>
      </style:paragraph-properties>
    </style:style>
    <style:style style:name="T1" style:family="text">
      <style:text-properties fo:font-size="12pt" style:font-size-asian="12pt" style:font-name-complex="Liberation Serif1" style:font-size-complex="12pt"/>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name-complex="Liberation Serif1" style:font-size-complex="12pt" style:font-weight-complex="normal"/>
    </style:style>
    <style:style style:name="T4" style:family="text">
      <style:text-properties fo:font-size="12pt" fo:font-weight="normal" style:font-name-asian="Liberation Serif1" style:font-size-asian="12pt" style:font-weight-asian="normal" style:font-name-complex="Liberation Serif1" style:font-size-complex="12pt" style:font-weight-complex="normal"/>
    </style:style>
    <style:style style:name="T5" style:family="text">
      <style:text-properties fo:font-size="12pt" style:font-name-asian="Liberation Serif1" style:font-size-asian="12pt" style:font-name-complex="Liberation Serif1" style:font-size-complex="12pt"/>
    </style:style>
    <style:style style:name="T6" style:family="text">
      <style:text-properties style:font-name-complex="Liberation Serif1"/>
    </style:style>
    <style:style style:name="T7" style:family="text">
      <style:text-properties fo:font-weight="normal" style:font-weight-asian="normal" style:font-name-complex="Liberation Serif1" style:font-weight-complex="normal"/>
    </style:style>
    <style:style style:name="T8" style:family="text">
      <style:text-properties fo:font-weight="normal" style:font-name-asian="Liberation Serif1" style:font-weight-asian="normal" style:font-name-complex="Liberation Serif1" style:font-weight-complex="normal"/>
    </style:style>
    <style:style style:name="T9" style:family="text">
      <style:text-properties fo:color="#000000" fo:font-size="12pt" fo:font-weight="normal" style:font-size-asian="12pt" style:font-weight-asian="normal" style:font-name-complex="Nimbus Roman No9 L" fo:background-color="#ffffff"/>
    </style:style>
    <style:style style:name="T10" style:family="text">
      <style:text-properties fo:color="#000000" style:font-name="Nimbus Roman No9 L" fo:font-size="12pt" fo:font-weight="normal" style:font-size-asian="12pt" style:font-weight-asian="normal" style:font-name-complex="Nimbus Roman No9 L" fo:background-color="#ffffff"/>
    </style:style>
    <style:style style:name="T11" style:family="text">
      <style:text-properties fo:color="#000000" fo:font-weight="normal" style:font-weight-asian="normal" style:font-name-complex="Nimbus Roman No9 L" fo:background-color="#ffffff"/>
    </style:style>
    <style:style style:name="T12" style:family="text">
      <style:text-properties style:font-name="Abyssinica SIL"/>
    </style:style>
    <style:style style:name="T13" style:family="text">
      <style:text-properties style:font-name="Abyssinica SIL" fo:font-size="12pt" style:font-name-asian="Liberation Serif1" style:font-size-asian="12pt" style:font-name-complex="Liberation Serif1" style:font-size-complex="12pt"/>
    </style:style>
    <style:style style:name="T14" style:family="text">
      <style:text-properties style:font-name="Abyssinica SIL" fo:font-size="12pt" fo:font-weight="normal" style:font-size-asian="12pt" style:font-weight-asian="normal" style:font-name-complex="Liberation Serif1" style:font-size-complex="12pt" style:font-weight-complex="normal"/>
    </style:style>
    <style:style style:name="T15" style:family="text">
      <style:text-properties style:font-name="Abyssinica SIL" fo:font-size="12pt" style:font-size-asian="12pt" style:font-name-complex="Liberation Serif1" style:font-size-complex="12pt"/>
    </style:style>
    <style:style style:name="T16" style:family="text">
      <style:text-properties style:font-name="Abyssinica SIL" style:font-name-asian="Liberation Serif1" style:font-name-complex="Liberation Serif1"/>
    </style:style>
    <style:style style:name="T17" style:family="text">
      <style:text-properties style:font-name="Abyssinica SIL" fo:font-weight="normal" style:font-weight-asian="normal" style:font-name-complex="Liberation Serif1" style:font-weight-complex="normal"/>
    </style:style>
    <style:style style:name="T18" style:family="text">
      <style:text-properties style:font-name="Abyssinica SIL" style:font-name-complex="Liberation Serif1"/>
    </style:style>
    <style:style style:name="T19" style:family="text">
      <style:text-properties style:font-name="Abyssinica SIL" fo:font-size="14pt" style:font-name-asian="Liberation Serif1" style:font-size-asian="14pt" style:font-name-complex="Liberation Serif1" style:font-size-complex="14pt"/>
    </style:style>
    <style:style style:name="T20" style:family="text">
      <style:text-properties style:font-name="Abyssinica SIL" fo:font-size="14pt" fo:font-weight="normal" style:font-size-asian="14pt" style:font-weight-asian="normal" style:font-name-complex="Liberation Serif1" style:font-size-complex="14pt" style:font-weight-complex="normal"/>
    </style:style>
    <style:style style:name="T21" style:family="text">
      <style:text-properties style:font-name="Abyssinica SIL" fo:font-size="14pt" style:font-size-asian="14pt" style:font-name-complex="Liberation Serif1"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ssignment 7</text:p>
      <text:p text:style-name="P3"/>
      <text:p text:style-name="P16">1) Consider the user story: “As a customer I want to use ATM”. What would be my acceptance criteria (“so that......)”? List all possible acceptance criteria.</text:p>
      <text:p text:style-name="P3"/>
      <text:p text:style-name="P3">All possible acceptance criteria are:</text:p>
      <text:p text:style-name="P3"/>
      <text:list xml:id="list1906216672980818169" text:style-name="WW8Num6">
        <text:list-item>
          <text:p text:style-name="P4">Customer must be able to withdraw money from ATM</text:p>
        </text:list-item>
        <text:list-item>
          <text:p text:style-name="P4">Able to check account balance </text:p>
        </text:list-item>
        <text:list-item>
          <text:p text:style-name="P4">Must accept cards from different banks</text:p>
        </text:list-item>
        <text:list-item>
          <text:p text:style-name="P4">Able to change pin </text:p>
        </text:list-item>
        <text:list-item>
          <text:p text:style-name="P4">Must support multiple cards</text:p>
        </text:list-item>
        <text:list-item>
          <text:p text:style-name="P4">Must support multiple languages</text:p>
        </text:list-item>
        <text:list-item>
          <text:p text:style-name="P4">Transaction must be secured</text:p>
        </text:list-item>
        <text:list-item>
          <text:p text:style-name="P4">Able to retrieve mini statement regarding the last few transaction details</text:p>
        </text:list-item>
      </text:list>
      <text:p text:style-name="P17"/>
      <text:p text:style-name="P3"/>
      <text:p text:style-name="P16">2) What are the advanced Scrum Master skills?</text:p>
      <text:p text:style-name="P16"/>
      <text:p text:style-name="P12">Various Advanced master skills:</text:p>
      <text:p text:style-name="P12"/>
      <text:list xml:id="list6715591752788712868" text:style-name="WW8Num2">
        <text:list-item>
          <text:p text:style-name="P18">Individual learning </text:p>
        </text:list-item>
      </text:list>
      <text:p text:style-name="P19"/>
      <text:p text:style-name="P20">A scrum master should learn from the previous projects done and try to implement those learnings in the next project.</text:p>
      <text:p text:style-name="P21"/>
      <text:list xml:id="list103605324890860" text:continue-numbering="true" text:style-name="WW8Num2">
        <text:list-item>
          <text:p text:style-name="P18"><text:tab/>Open communication </text:p>
        </text:list-item>
      </text:list>
      <text:p text:style-name="P19"/>
      <text:p text:style-name="P20">A scrum master should facilitate a good communication amoung the team members. This helps in better coordination. This is done through daily scrum meetings and planning. He should also keep the product owner updated with the progress in project management.</text:p>
      <text:p text:style-name="P21"/>
      <text:list xml:id="list103605105186756" text:continue-numbering="true" text:style-name="WW8Num2">
        <text:list-item>
          <text:p text:style-name="P18"><text:tab/>Alignment </text:p>
        </text:list-item>
      </text:list>
      <text:p text:style-name="P19"/>
      <text:p text:style-name="P20">A scrum master should encourage more collaboration amoung and within the team members. </text:p>
      <text:p text:style-name="P21"><text:soft-page-break/></text:p>
      <text:list xml:id="list103604902312636" text:continue-numbering="true" text:style-name="WW8Num2">
        <text:list-item>
          <text:p text:style-name="P18"><text:tab/>Creativity and innovation </text:p>
        </text:list-item>
      </text:list>
      <text:p text:style-name="P19"/>
      <text:p text:style-name="P19"><text:span text:style-name="T8"><text:s/></text:span><text:span text:style-name="T7">A scrum master should encourage creativity of the team and invent new methods which can prove more efficiency.</text:span></text:p>
      <text:p text:style-name="P21"/>
      <text:list xml:id="list103603945345254" text:continue-numbering="true" text:style-name="WW8Num2">
        <text:list-item>
          <text:p text:style-name="P18"><text:tab/>Ownership </text:p>
        </text:list-item>
      </text:list>
      <text:p text:style-name="P19"/>
      <text:p text:style-name="P19"><text:span text:style-name="T8"><text:s/></text:span><text:span text:style-name="T7">A scrum master should be fully involved with the team and guide the team.</text:span></text:p>
      <text:p text:style-name="P21"/>
      <text:list xml:id="list103604570764689" text:continue-numbering="true" text:style-name="WW8Num2">
        <text:list-item>
          <text:p text:style-name="P18"><text:tab/>Organization and leadership </text:p>
        </text:list-item>
      </text:list>
      <text:p text:style-name="P19"/>
      <text:p text:style-name="P20">a scrum master should coach the team to success.</text:p>
      <text:p text:style-name="P21"/>
      <text:list xml:id="list103604453437655" text:continue-numbering="true" text:style-name="WW8Num2">
        <text:list-item>
          <text:p text:style-name="P18"><text:tab/>Competences </text:p>
        </text:list-item>
      </text:list>
      <text:p text:style-name="P20">Should encourage the <text:s/>competence amoung the team members which helps in the faster progress of project development.</text:p>
      <text:p text:style-name="P21"/>
      <text:list xml:id="list103604151146924" text:continue-numbering="true" text:style-name="WW8Num2">
        <text:list-item>
          <text:p text:style-name="P18"><text:tab/>Guide team to higher levels of performance</text:p>
        </text:list-item>
      </text:list>
      <text:p text:style-name="P21"/>
      <text:list xml:id="list103604556668206" text:continue-numbering="true" text:style-name="WW8Num2">
        <text:list-item>
          <text:p text:style-name="P18"><text:tab/>Appreciate the team for their effort</text:p>
        </text:list-item>
      </text:list>
      <text:p text:style-name="P21"/>
      <text:list xml:id="list103605642004518" text:continue-numbering="true" text:style-name="WW8Num2">
        <text:list-item>
          <text:p text:style-name="P28"><text:span text:style-name="Strong_20_Emphasis"><text:span text:style-name="T19"><text:s/></text:span></text:span><text:span text:style-name="Strong_20_Emphasis"><text:span text:style-name="T20">Skills for your role as change agent</text:span></text:span><text:span text:style-name="T21"> – Learn how to keep your retrospectives fresh sprint after sprint, how to manage thorny communication issues, and more. </text:span></text:p>
        </text:list-item>
        <text:list-item>
          <text:p text:style-name="P28"><text:span text:style-name="Strong_20_Emphasis"><text:span text:style-name="T20">Tools and techniques to guide teams to higher levels of performance</text:span></text:span><text:span text:style-name="T20"> </text:span><text:span text:style-name="T21">– Learn to root out impediments like a truffle hound. </text:span></text:p>
        </text:list-item>
        <text:list-item>
          <text:p text:style-name="P28"><text:span text:style-name="Strong_20_Emphasis"><text:span text:style-name="T20">Scaling scrum success beyond your team</text:span></text:span><text:span text:style-name="T21"> – Learn how to encourage and integrate value-driven practices up and down the organization. </text:span></text:p>
        </text:list-item>
        <text:list-item>
          <text:p text:style-name="P28"><text:span text:style-name="Strong_20_Emphasis"><text:span text:style-name="T20">Visibility</text:span></text:span><text:span text:style-name="T20"> – learn how to make the path to highest value delivery crystal clear to your team and your stakeholders. </text:span></text:p>
        </text:list-item>
      </text:list>
      <text:p text:style-name="P3"/>
      <text:p text:style-name="P3"/>
      <text:p text:style-name="P3"/>
      <text:p text:style-name="P3"/>
      <text:p text:style-name="P3"/>
      <text:p text:style-name="P16"><text:soft-page-break/>3) How do you think you can use Agile practices in large projects? (Given that the team can have no more than 9 people, do you think large projects with large teams can be involved in agile practices?)</text:p>
      <text:p text:style-name="P16"/>
      <text:list xml:id="list4985400831796354185" text:style-name="WW8Num7">
        <text:list-item>
          <text:p text:style-name="P2"><text:span text:style-name="T20">Yes, agile can be adopted to large project even if each team can have a maximum of 9 members. Here the concept of scrum of scrums is used.</text:span><text:span text:style-name="T21">The Scrum of Scrums is a </text:span><text:span text:style-name="Strong_20_Emphasis"><text:span text:style-name="T20">scaling mechanism</text:span></text:span><text:span text:style-name="T20">.</text:span></text:p>
        </text:list-item>
      </text:list>
      <text:p text:style-name="P23"/>
      <text:list xml:id="list103604114767324" text:continue-numbering="true" text:style-name="WW8Num7">
        <text:list-item>
          <text:p text:style-name="P14">Here a single scrum consist of multiple scrums each consist of a 9 member team. The main scrum is called Scrum of scrums. </text:p>
        </text:list-item>
      </text:list>
      <text:p text:style-name="P25"/>
      <text:list xml:id="list103604201925086" text:continue-numbering="true" text:style-name="WW8Num7">
        <text:list-item>
          <text:p text:style-name="P14">Each scrums which comes under the Scrum of scrums has a Scrum master. The master of Scrum of scrums is Scrum of scrum master.Scrum of scrum master can be an other person or any one of the scrum masters.</text:p>
        </text:list-item>
      </text:list>
      <text:p text:style-name="P23"/>
      <text:list xml:id="list103604136074334" text:continue-numbering="true" text:style-name="WW8Num7">
        <text:list-item>
          <text:p text:style-name="P10">For a large project it is not practical to have a stand up meeting for everyone,which might be more than 100 people.So inorder for that <text:s/>each scrum is divided in to further more and a person is selected from each scrum and attends the main meeting discussing their problems and development.</text:p>
        </text:list-item>
      </text:list>
      <text:p text:style-name="P24"/>
      <text:list xml:id="list103605438282732" text:continue-numbering="true" text:style-name="WW8Num7">
        <text:list-item>
          <text:p text:style-name="P1"><text:span text:style-name="T21">The review and retrospective phase can also be done in this scrum of scrum method. Scrum of Scrums is a </text:span><text:span text:style-name="Strong_20_Emphasis"><text:span text:style-name="T20">team</text:span></text:span><text:span text:style-name="T21"> composed of representatives from a number of individual Scrum teams that discuss about their scrum problems and progress ie, the usual scrum standup meeting.</text:span></text:p>
        </text:list-item>
      </text:list>
      <text:p text:style-name="P22"/>
      <text:list xml:id="list103605563825481" text:continue-numbering="true" text:style-name="WW8Num7">
        <text:list-item>
          <text:p text:style-name="P14">For a better coordination, all the scrum masters organize meeting and discuss about the project progress. Using scrum you can increase the size of your team and can be adopted to large projects.</text:p>
        </text:list-item>
      </text:list>
      <text:p text:style-name="P13"/>
      <text:p text:style-name="P13"/>
      <text:p text:style-name="P13"/>
      <text:p text:style-name="P13"/>
      <text:p text:style-name="P13"/>
      <text:p text:style-name="P13"/>
      <text:p text:style-name="P3"/>
      <text:p text:style-name="P16"><text:soft-page-break/>4) What are the Possible options for tracking project performance in Agile?</text:p>
      <text:p text:style-name="P3"/>
      <text:p text:style-name="P3">Several measures are used to track project performance in agile:</text:p>
      <text:p text:style-name="P3"/>
      <text:list xml:id="list8304804075421362783" text:style-name="WW8Num1">
        <text:list-item>
          <text:p text:style-name="P5">Velocity</text:p>
        </text:list-item>
      </text:list>
      <text:p text:style-name="P23"/>
      <text:p text:style-name="P23">V=Units of efforts completed/ Sprint</text:p>
      <text:p text:style-name="P23"/>
      <text:p text:style-name="P23">Velociy for first release plan is predicted which is created during project initiation after that actual velocity is measured at each timebox and this actual <text:s/>measure is used to predict the velocity for subsequent timeboxes in the release plan.</text:p>
      <text:p text:style-name="P23"/>
      <text:list xml:id="list103604157693568" text:continue-numbering="true" text:style-name="WW8Num1">
        <text:list-item>
          <text:p text:style-name="P5">Hit rate</text:p>
        </text:list-item>
      </text:list>
      <text:p text:style-name="P23">Percentage of work allocated to a timebox that was actually completed.</text:p>
      <text:p text:style-name="P23"/>
      <text:list xml:id="list103605506695043" text:continue-numbering="true" text:style-name="WW8Num1">
        <text:list-item>
          <text:p text:style-name="P5">Work remaining on tasks</text:p>
        </text:list-item>
      </text:list>
      <text:p text:style-name="P23">Each day the remaining work is estimated on each task.</text:p>
      <text:p text:style-name="P23"/>
      <text:list xml:id="list103603858575387" text:continue-numbering="true" text:style-name="WW8Num1">
        <text:list-item>
          <text:p text:style-name="P5">Project cost</text:p>
        </text:list-item>
      </text:list>
      <text:p text:style-name="P23">It is estimated to make sure that the project is completed within the budget.</text:p>
      <text:p text:style-name="P23"/>
      <text:p text:style-name="P3">Other three management measures are:</text:p>
      <text:p text:style-name="P3"/>
      <text:list xml:id="list3055409111777244638" text:style-name="WW8Num3">
        <text:list-item>
          <text:p text:style-name="P6">Cost performance index (CPI)</text:p>
        </text:list-item>
      </text:list>
      <text:p text:style-name="P3"/>
      <text:p text:style-name="P3"><text:tab/><text:tab/>Cost Performance Index (CPI) = (Baseline Cost per Story Point)/(Actual Cost per Story Point)<text:tab/></text:p>
      <text:p text:style-name="P3"><text:tab/><text:tab/><text:span text:style-name="T11">CPI &gt; 1 is an indication that cost incured for the project is less than what expected .</text:span></text:p>
      <text:p text:style-name="P26"><text:tab/><text:tab/>CPI&lt;1 is an indication that the cost has exceeded the expected value.</text:p>
      <text:p text:style-name="P15"><text:tab/><text:tab/>CPI<text:tab/>=<text:tab/>EV/TAC</text:p>
      <text:p text:style-name="P15"><text:tab/><text:tab/><text:tab/>=<text:tab/>(BC/SP)/(AC/SP)</text:p>
      <text:p text:style-name="P3"/>
      <text:list xml:id="list4018596553640484317" text:style-name="WW8Num4">
        <text:list-item>
          <text:p text:style-name="P7">Schedule performance index (SPI)</text:p>
        </text:list-item>
      </text:list>
      <text:p text:style-name="P3"><text:soft-page-break/></text:p>
      <text:p text:style-name="P3"><text:tab/><text:tab/>Schedule Performance Index (SPI) = (Actual Velocity/Baseline Velocity)</text:p>
      <text:p text:style-name="P3"><text:tab/><text:tab/></text:p>
      <text:p text:style-name="P3"><text:tab/><text:tab/><text:span text:style-name="T11">SPI &gt; 1 is an indication that the project has finished earlier than expected.</text:span></text:p>
      <text:p text:style-name="P26"><text:tab/><text:tab/>SPI &lt; 1 is an indication that the project has finished late than expedcted.</text:p>
      <text:p text:style-name="P15"><text:tab/><text:tab/>SPI<text:tab/>=<text:tab/>EV/PV</text:p>
      <text:p text:style-name="P15"><text:tab/><text:tab/><text:tab/>=<text:tab/>AV/BV</text:p>
      <text:p text:style-name="P3"/>
      <text:list xml:id="list5606604387047922334" text:style-name="WW8Num5">
        <text:list-item>
          <text:p text:style-name="P8">Earned business value (EBV)</text:p>
        </text:list-item>
      </text:list>
      <text:p text:style-name="P3"/>
      <text:p text:style-name="P3"><text:tab/><text:tab/>Earned value is defined as “the value of work completed”<text:line-break/><text:tab/><text:tab/>EV=total story points times the baseline cost per story point</text:p>
      <text:p text:style-name="P3"/>
      <text:p text:style-name="P3"><text:tab/><text:tab/>If project goes according to plan CPI and SPI would = 1 every Sprint</text:p>
      <text:p text:style-name="P16"/>
      <text:p text:style-name="P15">Based on the SPI and CPI values we can understand whether the project is going on time and on budget. Thus it helps determine the performance of a project.</text:p>
      <text:p text:style-name="P15"/>
      <text:p text:style-name="P15">The CPI and SPI does not check for the business value. The business value measures the outcome and not the outputs. It checks whether the customer satisfaction is guaranteed.</text:p>
      <text:p text:style-name="P23"/>
      <text:p text:style-name="P3"/>
      <text:p text:style-name="P3">5) In Agile, the team always picks up business value user stories in every sprint. Do we still need to know earned value?</text:p>
      <text:p text:style-name="P3"/>
      <text:p text:style-name="P9">Knowing the earned value helps achieve greater visibility and control of the project activities which helps in responding to issues early on, thus making it possible to meet the project timelines. It provides a clear communication of the activities involved and improves project visibility and accountability.Earned value helps to</text:p>
      <text:p text:style-name="P9"/>
      <text:list xml:id="list103605002419238" text:continue-list="list3055409111777244638" text:style-name="WW8Num3">
        <text:list-item>
          <text:p text:style-name="P11">improve cost/schedule control</text:p>
        </text:list-item>
        <text:list-item>
          <text:p text:style-name="P11">identify risks</text:p>
        </text:list-item>
        <text:list-item>
          <text:p text:style-name="P11"><text:soft-page-break/>manage scope variation</text:p>
        </text:list-item>
        <text:list-item>
          <text:p text:style-name="P11">predict cost at completion of projects</text:p>
        </text:list-item>
        <text:list-item>
          <text:p text:style-name="P11">analyse performance and improve efficiency</text:p>
        </text:list-item>
        <text:list-item>
          <text:p text:style-name="P11">predict financial results</text:p>
        </text:list-item>
        <text:list-item>
          <text:p text:style-name="P11">better employee planning</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Nimbus Roman No9 L" svg:font-family="'Nimbus Roman No9 L', 'Times New Roman'"/>
    <style:font-face style:name="OpenSymbol" svg:font-family="OpenSymbol, 'Arial Unicode MS'"/>
    <style:font-face style:name="Symbol" svg:font-family="Symbol"/>
    <style:font-face style:name="FreeSans1" svg:font-family="FreeSans" style:font-family-generic="swiss"/>
    <style:font-face style:name="Abyssinica SIL" svg:font-family="'Abyssinica SIL'" style:font-pitch="variable"/>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IN"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WW8Num1z0" style:family="text">
      <style:text-properties style:font-name="Symbol" fo:font-family="Symbol" style:font-name-complex="OpenSymbol1" style:font-family-complex="OpenSymbol, 'Arial Unicode MS'" style:font-charset-complex="x-symbol"/>
    </style:style>
    <style:style style:name="WW8Num1z1" style:family="text">
      <style:text-properties style:font-name="OpenSymbol" fo:font-family="OpenSymbol, 'Arial Unicode MS'" style:font-name-complex="OpenSymbol1" style:font-family-complex="OpenSymbol, 'Arial Unicode MS'" style:font-charset-complex="x-symbol"/>
    </style:style>
    <style:style style:name="WW8Num2z0" style:family="text">
      <style:text-properties style:font-name="Symbol" fo:font-family="Symbol" fo:font-size="12pt" style:font-size-asian="12pt" style:font-name-complex="OpenSymbol1" style:font-family-complex="OpenSymbol, 'Arial Unicode MS'" style:font-charset-complex="x-symbol" style:font-size-complex="12pt"/>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fo:font-size="12pt" style:font-size-asian="12pt" style:font-name-complex="OpenSymbol1" style:font-family-complex="OpenSymbol, 'Arial Unicode MS'" style:font-charset-complex="x-symbol" style:font-size-complex="12pt"/>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8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8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8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8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8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8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8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8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3:18:34.683309900</meta:creation-date>
    <dc:date>2016-08-24T10:36:03.402574119</dc:date>
    <meta:editing-cycles>3</meta:editing-cycles>
    <meta:editing-duration>PT29M4S</meta:editing-duration>
    <meta:document-statistic meta:table-count="0" meta:image-count="0" meta:object-count="0" meta:page-count="6" meta:paragraph-count="79" meta:word-count="1043" meta:character-count="6121" meta:non-whitespace-character-count="5133"/>
    <meta:generator>LibreOffice/5.1.4.2$Linux_X86_64 LibreOffice_project/10m0$Build-2</meta:generator>
  </office:meta>
</office:document-meta>
</file>